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DatatypeValueException.InvalidDatatypeValue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DatatypeValueException.InvalidDatatypeValu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DatatypeValueException.InvalidDatatypeValueException( String message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DatatypeValueException.InvalidDatatypeValu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